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9">
          <table:table-cell table:style-name="ce4"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4"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4"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27">
            <text:p>27</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4" office:value-type="float" office:value="28">
            <text:p>28</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29">
            <text:p>29</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office:value-type="float" office:value="30">
            <text:p>30</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1">
            <text:p>31</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2">
            <text:p>32</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4" office:value-type="float" office:value="33">
            <text:p>33</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5">
            <text:p>35</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4" office:value-type="float" office:value="37">
            <text:p>37</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38">
            <text:p>38</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4" office:value-type="float" office:value="39">
            <text:p>39</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0">
            <text:p>40</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1">
            <text:p>41</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4" office:value-type="float" office:value="42">
            <text:p>42</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10" office:value-type="float" office:value="43">
            <text:p>43</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4">
            <text:p>44</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5">
            <text:p>45</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4" office:value-type="float" office:value="46">
            <text:p>46</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47">
            <text:p>47</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4" office:value-type="float" office:value="48">
            <text:p>48</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10" office:value-type="float" office:value="49">
            <text:p>49</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0">
            <text:p>50</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1">
            <text:p>51</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10" office:value-type="float" office:value="52">
            <text:p>52</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4" office:value-type="float" office:value="53">
            <text:p>53</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4">
            <text:p>54</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5">
            <text:p>55</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10" office:value-type="float" office:value="56">
            <text:p>56</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57">
            <text:p>57</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58">
            <text:p>58</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59">
            <text:p>59</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0">
            <text:p>60</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1">
            <text:p>61</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2">
          <table:table-cell table:style-name="ce4" office:value-type="float" office:value="62">
            <text:p>6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table:style-name="ce4" office:value-type="float" office:value="63">
            <text:p>6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number-rows-repeated="32703">
          <table:table-cell table:style-name="ce4"/>
          <table:table-cell table:number-columns-repeated="1023"/>
        </table:table-row>
        <table:table-row table:style-name="ro3" table:number-rows-repeated="32768">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30">30/04/2009</text:date>, <text:time>08:36:4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89</meta:editing-cycles>
    <meta:creation-date>2008-05-04T10:18:05</meta:creation-date>
    <dc:date>2009-04-30T08:36:40</dc:date>
    <dc:creator>Giuseppe Castagno</dc:creator>
    <meta:editing-duration>PT13H22M30S</meta:editing-duration>
    <meta:document-statistic meta:table-count="6" meta:cell-count="106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